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svg:font-family="'DejaVu Sans'"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center" style:justify-single-word="false"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9" style:family="paragraph" style:parent-style-name="Standard">
      <style:text-properties fo:background-color="#ffff00"/>
    </style:style>
    <style:style style:name="P10" style:family="paragraph" style:parent-style-name="Standard">
      <style:paragraph-properties fo:margin-left="1.251cm" fo:margin-right="0cm" fo:text-indent="0cm" style:auto-text-indent="false"/>
    </style:style>
    <style:style style:name="P11"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12" style:family="paragraph" style:parent-style-name="Standard">
      <style:paragraph-properties fo:margin-left="1.251cm" fo:margin-right="0cm" fo:text-indent="0cm" style:auto-text-indent="false"/>
      <style:text-properties fo:font-weight="bold" style:font-weight-asian="bold" style:font-weight-complex="bold"/>
    </style:style>
    <style:style style:name="P13" style:family="paragraph" style:parent-style-name="Standard">
      <style:paragraph-properties fo:margin-left="1.251cm" fo:margin-right="0cm" fo:text-indent="0cm" style:auto-text-indent="false"/>
      <style:text-properties fo:background-color="#ffff00"/>
    </style:style>
    <style:style style:name="P14" style:family="paragraph" style:parent-style-name="Standard">
      <style:paragraph-properties fo:margin-left="0cm" fo:margin-right="0cm" fo:text-indent="0cm" style:auto-text-indent="false"/>
      <style:text-properties fo:font-weight="normal" style:font-weight-asian="normal" style:font-weight-complex="normal"/>
    </style:style>
    <style:style style:name="P15" style:family="paragraph" style:parent-style-name="Standard" style:list-style-name="L1"/>
    <style:style style:name="P16" style:family="paragraph" style:parent-style-name="Standard" style:list-style-name="L1">
      <style:text-properties fo:font-weight="normal" style:font-weight-asian="normal" style:font-weight-complex="normal"/>
    </style:style>
    <style:style style:name="P17"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ffff00" style:font-weight-asian="normal" style:font-weight-complex="normal"/>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background-color="#ffff00"/>
    </style:style>
    <style:style style:name="T6" style:family="text">
      <style:text-properties fo:background-color="transparent"/>
    </style:style>
    <style:style style:name="T7" style:family="text">
      <style:text-properties officeooo:rsid="0005f617"/>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esentación Capacitación Semipresencial</text:p>
      <text:p text:style-name="Standard"/>
      <text:p text:style-name="Standard"><text:span text:style-name="T4">Conceptos Didácticos y Pedagógicos:</text:span> La implementación de estrategias didácticas y pedagógicas para el desarrollo <office:annotation><dc:creator>Eduardo Zamudio</dc:creator><dc:date>2013-08-16T17:13:04</dc:date><text:p text:style-name="P18"><text:span text:style-name="T10">De capacitaciones?</text:span></text:p></office:annotation>de capacitación deben tener contenidos <text:span text:style-name="T5">prácticos, teóricos</text:span>; y lograr que el tutor o disertante logre abarcar todo el contexto posible que se desea dar a conocer, de tal forma, los alumnos o participantes de la capacitación evacuen sus dudas en las clases presenciales, y puedan desarrollar con normalidad las actividades virtuales.</text:p>
      <text:p text:style-name="Standard"/>
      <text:p text:style-name="Standard">El contenido virtual tiene que tener un <text:span text:style-name="T5">soporte inmediato</text:span>, de esta forma, el alumno se siente respaldado, y no pierde el interés por las actividades que se encuentra desarrollando.</text:p>
      <text:p text:style-name="Standard">El problema de la capacitación a distancia, es el <text:span text:style-name="T5">alto tiempo de respuesta</text:span> o la falta de fluidez de comunicación entre el tutor, y el alumno. Responder de forma eficaz y rápida es uno de los puntos fundamentales a tener en cuenta.</text:p>
      <text:p text:style-name="Standard"/>
      <text:p text:style-name="Standard">Uno de los objetivos principales de la capacitación a distancia es la <text:span text:style-name="T5">planificación</text:span> y que los materiales sean didácticos e intuitivos, por el cual se tiene que establecer el concepto del <text:span text:style-name="T5">flujo de información constante</text:span>: Alumno – Tutor – Contenidos, que el tiempo y el espacio no sean <office:annotation><dc:creator>Eduardo Zamudio</dc:creator><dc:date>2013-08-16T17:16:05</dc:date><text:p text:style-name="P18"><text:span text:style-name="T10">Plural o singular?</text:span></text:p></office:annotation>considerado un factor primordial, pero no quitarle importancia.-</text:p>
      <text:p text:style-name="Standard"/>
      <text:p text:style-name="Standard">•<office:annotation><dc:creator>Eduardo Zamudio</dc:creator><dc:date>2013-08-16T17:16:37</dc:date><text:p text:style-name="P18"><text:span text:style-name="T10">Qué representan estos puntos? Objetivos, metas, ...?</text:span></text:p></office:annotation><text:tab/>En el proceso de aprendizaje, los alumnos tienen que tener acceso a <text:span text:style-name="T5">diferentes tipos de materiales, recursos y medios de comunicación</text:span>; lograr una capacitación activa.</text:p>
      <text:p text:style-name="Standard">•<text:tab/>Los <text:span text:style-name="T5">contenidos deben ser estructurados</text:span>, generar una visión global del tema, luego desarrollar en profundidad su contenido y cerrar con un resumen. </text:p>
      <text:p text:style-name="Standard">•<text:tab/>Las <text:span text:style-name="T5">actividades deben ser por tema desarrollado</text:span>; y deben tener <text:span text:style-name="T5">autoevaluación</text:span> o de entrega de un práctico obligatorio; con esto obtenemos la <text:span text:style-name="T5">responsabilidad</text:span> de los alumnos. </text:p>
      <text:p text:style-name="Standard">•<text:tab/>Todo el <text:span text:style-name="T5">contenido debe estar relacionado</text:span>, repasar contenidos puede ser importante para que los alumnos no pierdan el hilo de la capacitación.</text:p>
      <text:p text:style-name="Standard">•<text:tab/>La <text:span text:style-name="T5">flexibilidad e interactividad </text:span>deben permitir que el entorno virtual sea apropiado para el desarrollo de cursos.</text:p>
      <text:p text:style-name="Standard">•<text:tab/>Las <text:span text:style-name="T5">presentaciones</text:span> <text:s/>deben estar <text:span text:style-name="T5">en línea, integrando textos, gráficos, video, audio e imagen</text:span>. </text:p>
      <text:p text:style-name="Standard">•<text:tab/><text:span text:style-name="T5">Materiales didácticos, amigable, sencilla, eficaz, <text:s/>intuitiva y un diseño interfaz compatible con todos los navegadores web</text:span>.</text:p>
      <text:p text:style-name="Standard">•<text:tab/>Los alumnos deben tener los <text:span text:style-name="T5">materiales</text:span> de estudio y recursos, <text:span text:style-name="T5">disponibles</text:span> y de fácil acceso; como también <text:s/>enlace de materiales complementarios existe buen soporte disponible. </text:p>
      <text:p text:style-name="Standard"/>
      <text:p text:style-name="P1">Plan de Capacitación. <text:span text:style-name="T1">Tema:</text:span> “”</text:p>
      <text:p text:style-name="Standard"/>
      <text:p text:style-name="P4">1. Objetivos generales:</text:p>
      <text:p text:style-name="Standard"><text:span text:style-name="T1"><text:tab/></text:span><text:span text:style-name="T2">Promover el desarrollo y aplicación de entornos tecnológicos de BI que sirvan de soporte para las tomas de decisiones.</text:span></text:p>
      <text:p text:style-name="Standard"><text:span text:style-name="T2"><text:tab/></text:span><text:span text:style-name="T3">Capacitar en el </text:span><text:span text:style-name="T3"><office:annotation><dc:creator>Eduardo Zamudio</dc:creator><dc:date>2013-08-16T17:20:38</dc:date><text:p text:style-name="P18"><text:span text:style-name="T10">Transaccionales?</text:span></text:p></office:annotation></text:span><text:span text:style-name="T2"> y su explotación de información.</text:span></text:p>
      <text:p text:style-name="Standard"/>
      <text:p text:style-name="P4">2. Propósito General:</text:p>
      <text:p text:style-name="P10">Al finalizar el curso el alumno obtendrá conocimientos básicos sobre el uso <text:s/>de sistemas de información en las Organizaciones con el fin de incrementar la eficiencia de los procesos internos de la organización, y ayude en las tomas de decisiones.</text:p>
      <text:p text:style-name="Standard"/>
      <text:p text:style-name="P4">3. Desarrollo de la clase</text:p>
      <text:p text:style-name="P14"/>
      <text:list xml:id="list5432789103324311992" text:style-name="L1">
        <text:list-item>
          <text:p text:style-name="P15">Tipos y usos de los Sistemas de Información (Sistemas Transaccionales, Sistemas de Administración, <office:annotation><dc:creator>Eduardo Zamudio</dc:creator><dc:date>2013-08-16T17:22:36</dc:date><text:p text:style-name="P18"><text:span text:style-name="T10">Los transaccionales no son sistemas estratégicos?</text:span></text:p></office:annotation><text:span text:style-name="T3">Sistemas Estratégicos</text:span><text:span text:style-name="T2">).</text:span></text:p>
          <text:p text:style-name="P16"/>
        </text:list-item>
        <text:list-item>
          <text:p text:style-name="P16">Obtención de información de los sistemas transaccionales</text:p>
          <text:p text:style-name="P16"/>
        </text:list-item>
        <text:list-item>
          <text:p text:style-name="P16">Concepto Explotación de información</text:p>
          <text:p text:style-name="P16"/>
        </text:list-item>
        <text:list-item>
          <text:p text:style-name="P16">Estrategias de explotación de Información</text:p>
        </text:list-item>
      </text:list>
      <text:p text:style-name="P11"><text:tab/>OLAP</text:p>
      <text:p text:style-name="P11"><text:tab/>Analytics</text:p>
      <text:p text:style-name="P11"><text:tab/>Reporting</text:p>
      <text:p text:style-name="P11"><text:tab/>Dashboards</text:p>
      <text:p text:style-name="P11"><text:tab/>Datamining</text:p>
      <text:p text:style-name="Standard"/>
      <text:p text:style-name="P12">I Métodos:</text:p>
      <text:p text:style-name="P10"><text:tab/><office:annotation><dc:creator>Eduardo Zamudio</dc:creator><dc:date>2013-08-16T17:23:34</dc:date><text:p text:style-name="P18"><text:span text:style-name="T10">Está disponible la descripción teórica de estos conceptos?</text:span></text:p></office:annotation><text:span text:style-name="T5">Explicativo, Observación Indirecta, Videoturorial, Síntesis.</text:span></text:p>
      <text:p text:style-name="P13"><text:tab/><text:span text:style-name="T6">Complementando con consultas y utilización de Aula Virtual</text:span></text:p>
      <text:p text:style-name="P10"/>
      <text:p text:style-name="P12">II Técnicas:</text:p>
      <text:p text:style-name="P10"><text:tab/><office:annotation><dc:creator>Eduardo Zamudio</dc:creator><dc:date>2013-08-16T17:24:23</dc:date><text:p text:style-name="P18"><text:span text:style-name="T10">Idem anterior</text:span></text:p></office:annotation>Exposición, interrogación, dialogo y síntesis.</text:p>
      <text:p text:style-name="P10"/>
      <text:p text:style-name="P12">III. Actividades del Profesor:</text:p>
      <text:p text:style-name="P10"><text:tab/><office:annotation><dc:creator>Eduardo Zamudio</dc:creator><dc:date>2013-08-16T17:24:57</dc:date><text:p text:style-name="P18"><text:span text:style-name="T10">Idem anterior</text:span></text:p><text:p text:style-name="P18"><text:span text:style-name="T10"/></text:p></office:annotation>Explicación</text:p>
      <text:p text:style-name="P10"><text:tab/>Interrogatorio.</text:p>
      <text:p text:style-name="P10"><text:tab/>Elaboración de una síntesis.</text:p>
      <text:p text:style-name="P10"/>
      <text:p text:style-name="P12">IV. Actividades del alumno:</text:p>
      <text:p text:style-name="P10"><text:tab/><office:annotation><dc:creator>Eduardo Zamudio</dc:creator><dc:date>2013-08-16T17:25:03</dc:date><text:p text:style-name="P18"><text:span text:style-name="T10">Idem anterior</text:span></text:p></office:annotation>Cuestionario</text:p>
      <text:p text:style-name="P10"><text:tab/>Resolución de la evaluación de integración.</text:p>
      <text:p text:style-name="Standard"/>
      <text:p text:style-name="P4">SINTESIS</text:p>
      <text:p text:style-name="Standard"/>
      <text:p text:style-name="P4">4. Recurso didáctico:</text:p>
      <text:p text:style-name="Standard"><text:tab/>Proyector, computadora, pizzarra y marcadores (en caso de ser semipresencial).</text:p>
      <text:p text:style-name="Standard"><text:tab/>Computadora, internet, (en caso de ser a distancia).</text:p>
      <text:p text:style-name="Standard"/>
      <text:p text:style-name="P4">5. Evaluación:</text:p>
      <text:p text:style-name="Standard"><text:tab/>Cuestionario para verificar los conocimientos desarrollados en el Curso.</text:p>
      <text:p text:style-name="P1">Contenidos.</text:p>
      <text:p text:style-name="P3">Fuentes de información. Obtener <text:s/>información de: sistemas operacionales y transaccionales. El proceso de extracción, transformación y carga .Recuperar los datos de fuentes de información. Concepto explotación de información. Estrategias de explotación de Información. OLAP. Analytics. Reporting. Dashboards. Ejemplos de aplicación. Datawarehouse: concepto, aplicación.</text:p>
      <text:p text:style-name="P3"/>
      <text:p text:style-name="P7">Desarrollo de Actividades:</text:p>
      <text:p text:style-name="P3"/>
      <text:p text:style-name="P3">FUNDAMENTOS DATAWAREHOUSE Y MODELO MULTIDIMENSIONALES </text:p>
      <text:p text:style-name="P3">Introducir los conceptos asociados al Modelado Multidimensional y </text:p>
      <text:p text:style-name="P3">proporcionar elementos de práctica que permitan facilitar las tareas de diseño </text:p>
      <text:p text:style-name="P3">dimensional.</text:p>
      <text:p text:style-name="P3"/>
      <text:p text:style-name="P3">GERENCIA Y DISEÑO DE PROYECTOS DE BUSINESS INTELLIGENCE </text:p>
      <text:p text:style-name="P3">Entendimiento en profundidad del proceso de Business Intelligence y </text:p>
      <text:p text:style-name="P3">Datawarehouse en cuanto a: Conceptos, terminología, procesos, técnicas </text:p>
      <text:p text:style-name="P3">prácticas, entre otros. </text:p>
      <text:p text:style-name="Standard"/>
      <text:p text:style-name="P2">ENTORNO TECNOLOGICO AULA VIRTUAL</text:p>
      <text:p text:style-name="Standard"/>
      <text:p text:style-name="Standard">Luego de haber efectuado el análisis comparativo de las plataformas virtuales disponibles en Internet, se recomienda el uso de Moodle ya que sus características de performance permiten darle un uso adecuado para las capacitaciones virtuales que planteamos desarrollar. <office:annotation><dc:creator>Eduardo Zamudio</dc:creator><dc:date>2013-08-16T17:27:52</dc:date><text:p text:style-name="P18"><text:span text:style-name="T10">Revisar la coherencia</text:span></text:p></office:annotation><text:span text:style-name="T5">Y sustentado en el cumplimiento y gran soporte que tiene Moodle, son los crit</text:span>erios de evaluación de la herramienta, que presenta un conjunto integrado de módulos de software que permite el diseño y creación de cursos sustentados con el apoyo de Nuevas Tecnologías de Información y Comunicación. Es de carácter educativo, tiene gran soporte online, con una gran comunidad de respaldo de la herramienta.</text:p>
      <text:p text:style-name="Standard">La utilización de herramientas tecnológicas nos ha llevado a optar por plataformas open source, la demanda y el éxito del software libre es hoy creciente y notable. No sólo se trata de plataformas, sino también de recursos para armar materiales navegables, evaluaciones, encuestas, publicaciones, <text:s/>etc. <text:span text:style-name="T7">C</text:span>omo aula virtual y recursos open source.</text:p>
      <text:p text:style-name="Standard"/>
      <text:p text:style-name="Standard"><text:span text:style-name="T4">Foro de Debates:</text:span> </text:p>
      <text:p text:style-name="Standard"><text:tab/><office:annotation><dc:creator>Eduardo Zamudio</dc:creator><dc:date>2013-08-16T17:29:54</dc:date><text:p text:style-name="P18"><text:span text:style-name="T10">Bad smell</text:span></text:p></office:annotation><text:span text:style-name="T5">Dicho espacio virtual reúne tanto a alumnos como a instructores y en él se lleva a cabo un proceso de intercambio de mensajes a lo largo del desarrollo del curso moderado por el profesor. La temática de los debates deriva de las clases, de las experiencias que quieran compartir los participantes, de dudas comunes a todos y de otros disparadores que pueden surgir del grupo o bien pueden ser inducidos desde el diseño del curso o desde la tutoría. </text:span></text:p>
      <text:p text:style-name="P9"/>
      <text:p text:style-name="P9"><text:tab/>Es un espacio de reflexión y discusión sobre los nuevos conocimientos y habilidades, y posibilita el intercambio de experiencias y la transferencia a la práctica.</text:p>
      <text:p text:style-name="Standard">Para poder desplegar los contenidos y hacer uso de múltiples espacios virtuales, se precisa una plataforma que cuente con los recursos necesarios. <office:annotation><dc:creator>Eduardo Zamudio</dc:creator><dc:date>2013-08-16T17:30:20</dc:date><text:p text:style-name="P18"><text:span text:style-name="T10">Los párrafos están desconectados. El título habla de Foro de Debates y aquí de utilidades de la plataforma.</text:span></text:p></office:annotation>Las utilidades básicas que debería tener una plataforma son:</text:p>
      <text:p text:style-name="Standard">a.<text:tab/>Información sobre la modalidad de los cursos y el funcionamiento del aula virtual.</text:p>
      <text:p text:style-name="Standard">b.<text:tab/>Casilla de correo. Pueden incorporarse con las direcciones del Tutor y de los demás alumnos de forma predeterminada.</text:p>
      <text:p text:style-name="Standard">c.<text:tab/>Chat: posibilita el diálogo de forma sincrónica.</text:p>
      <text:p text:style-name="Standard">d.<text:tab/><office:annotation><dc:creator>Eduardo Zamudio</dc:creator><dc:date>2013-08-16T17:32:15</dc:date><text:p text:style-name="P18"><text:span text:style-name="T10">Repite el foro de debate</text:span></text:p></office:annotation><text:span text:style-name="T5">Foro de Debate</text:span>: posibilita el diálogo de forma asincrónica.</text:p>
      <text:p text:style-name="Standard">e.<text:tab/>Cartelera de anuncios.</text:p>
      <text:p text:style-name="Standard">f.<text:tab/>Es importante que quede un registro de las actividades que realizó cada alumno, el día y hora de conexión.</text:p>
      <text:p text:style-name="Standard">Una vez dentro del curso, las partes del mismo son: Indice; Presentación del curso; Bibliografía; Mas información; Glosario; Actividades; Posibilidad de guardar e imprimir las clases; Cuestiones de repaso y Evaluación.</text:p>
      <text:p text:style-name="Standard"/>
      <text:p text:style-name="Standard"><text:span text:style-name="T4">Selección de Entorno Tecnológico:</text:span> Videos Tutoriales</text:p>
      <text:p text:style-name="Standard">gtk-recordMyDesktop</text:p>
      <text:p text:style-name="Standard">Características: gtk-recordMyDesktop es una aplicación para grabar video, demos, etc. Captura y graba todo lo que hacemos en el escritorio, a medida que vamos trabajando sobre el mismo.</text:p>
      <text:p text:style-name="Standard">• Controles para modificar la calidad del vídeo y la calidad del sonido, también podemos introducir voz.</text:p>
      <text:p text:style-name="Standard">• La aplicación ofrece una salida de los vídeos en formato .ogv (libre).</text:p>
      <text:p text:style-name="Standard">Sistema Operativo: Linux</text:p>
      <text:p text:style-name="Standard">Costo: Libre/Gratuito</text:p>
      <text:p text:style-name="Standard">Requerimiento de Instalación: Esta herramienta funciona en Linux, particularmente en su distribución de Ubuntu (se puede descargar fácilmente dentro de su Centro de Distribución, o bien instalarlo por terminal “sudo apt-get install gtk-recordmydesktop”).</text:p>
      <text:p text:style-name="P6"/>
      <text:p text:style-name="P6"><text:soft-page-break/>ENTORNO TECNOLOGICO BI: Penthao</text:p>
      <text:p text:style-name="Standard"/>
      <text:p text:style-name="Standard">Sus características son Open Source: libertad, comunidad. Facilidad de uso. Arquitectura flexible y de calidad.</text:p>
      <text:p text:style-name="Standard">Tecnología Actualizada. Integración rápida con la infraestructura existente. Bajo costo. Alto desempeño, estabilidad y escalabilidad.</text:p>
      <text:p text:style-name="Standard">Posibilita el control y comunicación dentro del organismo, la información agregada diariamente es traducida a lenguaje de negocio y se hace visible y accesible a todos los miembros de la organización.</text:p>
      <text:p text:style-name="Standard">Ofrece información en tiempo real, lo que permite tomar<office:annotation><dc:creator>Eduardo Zamudio</dc:creator><dc:date>2013-08-16T17:34:39</dc:date><text:p text:style-name="P18"><text:span text:style-name="T10">La herramienta da esta posibilidad?</text:span></text:p></office:annotation><text:span text:style-name="T5"> decisiones acertadas.</text:span></text:p>
      <text:p text:style-name="Standard">Facilita la toma de decisiones, se tiene visibilidad en todo momento de información actualizada.</text:p>
      <text:p text:style-name="Standard">Permite valorar si la estrategia es la adecuada e introducir los cambios necesarios en función de los resultados, al disponer de información fiable, los cambios o necesidades del mercado será afrontados y gestionados diariamente, lo que permite dar una respuesta rápida y altamente competitiva. Ahorro de costos. </text:p>
      <text:p text:style-name="Standard"/>
      <text:p text:style-name="Standard">Proceso de Instalación:(no considerado).</text:p>
      <text:p text:style-name="Standard">Un Ejemplo de Prueba:</text:p>
      <text:p text:style-name="Standard"/>
      <text:p text:style-name="P5">Las etapas de evaluación de utilización de la herramienta BI:</text:p>
      <text:p text:style-name="Standard">En primer lugar es necesario <text:span text:style-name="T5">establecer normas de evaluación </text:span>antes de que se inicie el proceso de capacitación.</text:p>
      <text:p text:style-name="Standard">La evaluación debe considerar dos <text:span text:style-name="T5">aspectos principales: </text:span></text:p>
      <text:p text:style-name="Standard"><text:tab/>1. <text:span text:style-name="T5">Determinar</text:span> hasta qué punto el <text:span text:style-name="T5">programa de capacitación produjo </text:span>en realidad las <text:span text:style-name="T5">modificaciones deseadas en el comportamiento</text:span> de los participantes/alumnos. </text:p>
      <text:p text:style-name="Standard"><text:tab/>2. <text:span text:style-name="T5">Demostrar</text:span> si los<text:span text:style-name="T5"> resultados de la capacitación</text:span> presentan relación con la <text:span text:style-name="T5">consecución de las metas de la organización.</text:span></text:p>
      <text:p text:style-name="Standard"/>
      <text:p text:style-name="Standard">Examen posterior al curso </text:p>
      <text:p text:style-name="Standard"><text:tab/>Cuestionario <office:annotation><dc:creator>Eduardo Zamudio</dc:creator><dc:date>2013-08-16T17:37:40</dc:date><text:p text:style-name="P18"><text:span text:style-name="T10">Y la descripción teórica? </text:span></text:p></office:annotation><text:span text:style-name="T5">multiple choice </text:span>tema desarrollado.</text:p>
      <text:p text:style-name="Standard"><text:tab/><text:span text:style-name="T5">Pregunta de nivel de satisfacción</text:span> del curso desarrollado.</text:p>
      <text:p text:style-name="Standard"><text:span text:style-name="T5">Transferencia</text:span> a la organización. (si el participante/alumno, lleva a cabo lo aprendido a su organización).</text:p>
      <text:p text:style-name="Standard"><text:span text:style-name="T5">Seguimiento </text:span><text:span text:style-name="T5"><office:annotation><dc:creator>Eduardo Zamudio</dc:creator><dc:date>2013-08-16T17:38:40</dc:date><text:p text:style-name="P18"><text:span text:style-name="T10">Dónde está el respaldo teórico de esto?</text:span></text:p></office:annotation></text:span>(seguimiento 30 días luego de haber desarrollado el curso, como respaldo de capacitación, en caso de que sea aplicado en la organización.)</text:p>
      <text:p text:style-name="P1">FUNCIONAMIENTO DE LA CAPACITACION ONLINE</text:p>
      <text:p text:style-name="Standard"/>
      <text:p text:style-name="Standard">Es necesario suponer que quizás <text:span text:style-name="T5">no sepa cómo navegar fluidamente</text:span> por el aula virtual<office:annotation><dc:creator>Eduardo Zamudio</dc:creator><dc:date>2013-08-16T17:39:24</dc:date><text:p text:style-name="P18"><text:span text:style-name="T10">Quién?</text:span></text:p></office:annotation>, por lo que resulta un buen recurso disponer de <text:span text:style-name="T5">pequeñas guías</text:span>, que se pueden <text:s/>enviar vía mail, que cuenten con la información necesaria para familiarizar al alumno con lo que a partir de determinada fecha será su curso virtual. <text:s/></text:p>
      <text:p text:style-name="Standard">Es conveniente que además se le informe a cada participante <text:span text:style-name="T5">cómo proceder ante las consultas.</text:span> <office:annotation><dc:creator>Eduardo Zamudio</dc:creator><dc:date>2013-08-16T17:40:21</dc:date><text:p text:style-name="P18"><text:span text:style-name="T10">Bad smell</text:span></text:p></office:annotation>Recordemos que puede tener consultas en cuanto al contenido del curso (en cuyo caso deberá hacérselas llegar a su Instructor) y/o en relación al funcionamiento del Campus, como ser consultas técnicas de conexión, consultas en relación a utilidades, por ejemplo cómo imprimir el material, en cuyo caso deberá conectarse con el tutor. </text:p>
      <text:p text:style-name="Standard">En este primer contacto se utilizarán todos los recursos disponibles para<text:span text:style-name="T5"> dar la bienvenida a cada participante y para fomentar sentimientos y actitudes que estimulen la participación </text:span>en el espacio virtual.</text:p>
      <text:p text:style-name="Standard">Una vez dentro del curso esta responsabilidad está en manos de los contenidos, del diseño de los mismos, del Instructor y del Tutor. </text:p>
      <text:p text:style-name="Standard">En cuanto al contenido y su diseño, las clases deben facilitar el acceso a los contenidos, deben orientar al educando en su aprendizaje proporcionándole ayudas para acceder exitosamente a los contenidos. Se pueden incluir gráficos, fotografías, links a páginas web, cuadros, hipertextos, glosario, la posibilidad de abrir varias ventanas simultáneamente.</text:p>
      <text:p text:style-name="Standard">A veces suelen utilizarse en demasía la animación, el sonido, la imagen y otros medios bajo el preconcepto de que son representativos de productos “avanzados”. En estos casos es importante recordar que no hay función pedagógica que pueda ser atribuida a un solo medio. <text:span text:style-name="T5">Lo importante es la combinación de medios.</text:span> Los recursos tecnológicos sirven para potenciar el aprendizaje y no deben constituir un fin en sí mismos.</text:p>
      <text:p text:style-name="Standard">Las <text:span text:style-name="T5">actividades y ejercicios </text:span>son también una parte fundamental del curso ya que permiten la integración de contenidos, la autoevaluación del participante y la evaluación por parte del Instructor. <text:span text:style-name="T5">Pueden ser dispuestas en forma de casos, múltiple choices, lecturas abiertas a múltiples reflexiones, investigación, elaboración de conclusiones personales y el contraste con las opiniones del grupo de pertenencia</text:span>. Constituyen un importante ámbito de interacción a nivel individual con el Instructor y a nivel grupal ofrecen la posibilidad de que los participantes se comuniquen entre sí. Debe notificarse antes de comenzado el curso si los participantes deben cumplir con requisitos de participación.</text:p>
      <text:p text:style-name="Standard"/>
      <text:p text:style-name="Standard"/>
      <text:p text:style-name="Standard">Plataformas para videoconferencias online</text:p>
      <text:p text:style-name="Standard"/>
      <text:p text:style-name="Standard">ACT Conferencing</text:p>
      <text:p text:style-name="Standard"/>
      <text:p text:style-name="Standard">Adobe Acrobat Connect</text:p>
      <text:p text:style-name="Standard"/>
      <text:p text:style-name="Standard">Altadyn : dueño de 3D-VirtualEvents.com</text:p>
      <text:p text:style-name="Standard"/>
      <text:p text:style-name="Standard">AnyMeeting</text:p>
      <text:p text:style-name="Standard"/>
      <text:p text:style-name="Standard">BigBlueButton</text:p>
      <text:p text:style-name="Standard"/>
      <text:p text:style-name="Standard">Blackboard Inc. : dueño de Elluminate , Wimba</text:p>
      <text:p text:style-name="Standard"/>
      <text:p text:style-name="Standard">BrightTALK</text:p>
      <text:p text:style-name="Standard"/>
      <text:p text:style-name="Standard">Calliflower</text:p>
      <text:p text:style-name="Standard"><text:soft-page-break/></text:p>
      <text:p text:style-name="Standard">Cisco WebEx</text:p>
      <text:p text:style-name="Standard"/>
      <text:p text:style-name="Standard">Citrix Online : dueño de Netviewer , GoToMeeting , GoToWebinar</text:p>
      <text:p text:style-name="Standard"/>
      <text:p text:style-name="Standard">Desventajas: - Velocidad de conexión, tanto del Operador (quien dicta el curso), como el del usuario hacia quien está destinado el curso, deben tener una buena conexión a internet.</text:p>
      <text:p text:style-name="Standard">Definir Entorno Tecnologico</text:p>
      <text:p text:style-name="Standard"/>
      <text:p text:style-name="Standard">Herramientas para Crear Aula Virtual</text:p>
      <text:p text:style-name="Standard">Herramientas BI para teleconferencias</text:p>
      <text:p text:style-name="Standard">Herramienta BI para Armar Curso</text:p>
      <text:p text:style-name="Standard"/>
      <text:p text:style-name="Standard"/>
      <text:p text:style-name="P1">Herramientas para e-learning:</text:p>
      <text:p text:style-name="Standard"/>
      <text:p text:style-name="Standard"/>
      <text:p text:style-name="Standard">Exeleraning (http://www.exe-spain.es/)</text:p>
      <text:p text:style-name="Standard"/>
      <text:p text:style-name="Standard">Courselab (http://www.courselab.com/)</text:p>
      <text:p text:style-name="Standard"/>
      <text:p text:style-name="Standard">Opale Scenari (http://scenari-platform.org/)</text:p>
      <text:p text:style-name="Standard"/>
      <text:p text:style-name="Standard">Constructor (http://constructor.educarex.es/)</text:p>
      <text:p text:style-name="Standard"/>
      <text:p text:style-name="Standard"/>
      <text:p text:style-name="Standard"/>
      <text:p text:style-name="Standard">AuthorPoint Lite (http://www.authorgen.com/authorpoint/index.htm)</text:p>
      <text:p text:style-name="Standard"/>
      <text:p text:style-name="Standard">OpenOffice Impress permite guardar en formato flash, pero con la limitación de que no guarda las animaciones que tenga el archivo de ppt.</text:p>
      <text:p text:style-name="Standard"/>
      <text:p text:style-name="Standard">Software comercial para pasar de PPT a Flash</text:p>
      <text:p text:style-name="Standard"/>
      <text:p text:style-name="Standard">Articulate Presenter (http://www.articulate.com)</text:p>
      <text:p text:style-name="Standard"/>
      <text:p text:style-name="Standard">iSpring Presenter (http://www.ispringsolutions.com/)</text:p>
      <text:p text:style-name="Standard"/>
      <text:p text:style-name="Standard">Ppt2Flash (http://www.wondershare.com/pro/ppt2flash-pro.html)</text:p>
      <text:p text:style-name="Standard"/>
      <text:p text:style-name="Standard">AutorPoint Pro (http://www.authorgen.com/authorpoint/index.htm)</text:p>
      <text:p text:style-name="Standard"/>
      <text:p text:style-name="Standard">Adobe Captivate (http://www.adobe.com/es/products/captivate/)</text:p>
      <text:p text:style-name="Standard"/>
      <text:p text:style-name="Standard">Adobe Presenter (http://www.adobe.com/es/products/presenter/)</text:p>
      <text:p text:style-name="Standard"/>
      <text:p text:style-name="Standard">Camtasia (http://www.techsmith.com/camtasia/)</text:p>
      <text:p text:style-name="Standard"/>
      <text:p text:style-name="Standard"/>
      <text:p text:style-name="Standard">RECURSOS 3D PARA E-LEARNING</text:p>
      <text:p text:style-name="Standard"/>
      <text:p text:style-name="Standard">Sloodle. Módulo para Moodle que permite crear aulas virtuales 3d en Second Life. Para que nuestro centro de formación disponga de un espacio en Second Life es necesario pagar una cuota mensual.</text:p>
      <text:p text:style-name="Standard"><text:a xlink:type="simple" xlink:href="http://www.descargasnsn.com/">http://www.descargasnsn.com/</text:a></text:p>
      <text:p text:style-name="Standard"/>
      <text:p text:style-name="Standard"><office:annotation><dc:creator>Eduardo Zamudio</dc:creator><dc:date>2013-08-16T17:44:07</dc:date><text:p text:style-name="P18"><text:span text:style-name="T10">Arriba hay una descripción del Moodle, por qué otra?</text:span></text:p></office:annotation>Moodle</text:p>
      <text:p text:style-name="Standard">Características: <text:s/>Herramientas apropiadas para clases en línea.</text:p>
      <text:p text:style-name="Standard">Tiene una interfaz de navegador de tecnología sencilla, ligera y compatible. Instalación sencilla requiriendo una plataforma que soporta PHP y la disponibilidad de una base de datos. Seguridad solida en toda plataforma. Tiene editor HTML, para editar diversos textos. Interfaz gráfica adaptable a conceptos educativos. Moodle proporciona una funcionalidad de adaptación denominada “lección”, donde los estudiantes son guiados automáticamente a través de las páginas dependiendo de sus respuestas a determinadas preguntas. Consta de un API documentado, guías detalladas, plantillas para programación y 40 paquetes de idiomas. Facilita la comunicación, la creación y administración de objetos de aprendizaje y el seguimiento de los datos.</text:p>
      <text:p text:style-name="Standard"/>
      <text:p text:style-name="Standard"><text:soft-page-break/>Sistema Operativo: Multiplataforma</text:p>
      <text:p text:style-name="Standard">Costo: Libre/Gratuito</text:p>
      <text:p text:style-name="Standard">Requerimiento de Instalación: Linux y Windows son las elecciones más comunes y para las que existe buen soporte disponible. Un servidor web, ejemplo Apache. PHP - La versión mínima es actualmente (enero 2013) la 5.3.2. Se requieren varias extensiones; vea la página de PHP para los detalles completos. Una base de datos. MySQL o PostgreSQL . Navegador mínimo para acceder Moodle: Firefox 4, Internet Explorer 8, Safari 5, Google Chrome 11, Opera 9.</text:p>
      <text:p text:style-name="Standard"/>
      <text:p text:style-name="Standard">Claroline</text:p>
      <text:p text:style-name="Standard">Características: Adaptable a varios contextos de formación. La plataforma es adaptable y ofrece un entorno de trabajo flexible y ajustable. La plataforma Claroline está organizada alrededor del concepto de espacios relacionados con un curso o actividad pedagógica. Cada espacio provee una lista de herramientas que permite crear contenidos de aprendizaje y gestión/manejo de actividades de formación.</text:p>
      <text:p text:style-name="Standard">Sistema Operativo: Multiplataforma</text:p>
      <text:p text:style-name="Standard">Costo: Libre/Gratuito</text:p>
      <text:p text:style-name="Standard">Requerimiento de Instalación:Un servidor WEB. PHP 4.3.10. MySQL bases de datos. Agente de transporte de correo.</text:p>
      <text:p text:style-name="Standard"/>
      <text:p text:style-name="Standard">Dokeos</text:p>
      <text:p text:style-name="Standard">Características: Integra todos los componentes necesarios para permitir la gestión, administración, comunicación, evaluación y seguimiento de las actividades de enseñanza y aprendizaje.</text:p>
      <text:p text:style-name="Standard">Permite que los profesores puedan acceder con facilidad a las prestaciones del</text:p>
      <text:p text:style-name="Standard">sistema, administrar sus documentos en procesador de texto, pdf, gráficos, planilla de cálculos, etc., sin necesidad de efectuarles ningún tratamiento informático especial</text:p>
      <text:p text:style-name="Standard">Requiere de una conexión con Internet que puede ser dial-up o dedicada</text:p>
      <text:p text:style-name="Standard">Sistema Operativo:</text:p>
      <text:p text:style-name="Standard">Costo: Libre/Gratuito</text:p>
      <text:p text:style-name="Standard">Requerimiento de Instalación: Un servidor WEB. Un lenguaje de comunicación, programación. Un servidor de base de datos. Agente de transporte de correo. Dokeos puede ser instalado indiferentemente en servidores Windows, Linux, Mac OS X y UNIX. Dokeos es un LMS que se ejecuta con Apache 1.3, 2.0, MySQL 5.1 y PHP 5.1 Puede ser enriquecida con la conversión a PowerPoint (característica llamada Dokeos Oogie) mediante el uso de OpenOffice.org + Java. Quizás también quiera agregar el plugin de Videoconferencia de Dokeos mediante el uso de RED5 servidor de código abierto de Flash. </text:p>
      <text:p text:style-name="Standard"/>
      <text:p text:style-name="Standard">Atutor</text:p>
      <text:p text:style-name="Standard">Características: Desarrollo de accesibilidad para personas discapacitadas o no familiarizadas con la tecnología Web</text:p>
      <text:p text:style-name="Standard">Sistema Operativo: Funciona para ambientes de los Sistemas Linux/Unix y Windows.</text:p>
      <text:p text:style-name="Standard">Costo: Libre/Gratuito</text:p>
      <text:p text:style-name="Standard">Requerimiento de Instalación: Requiere el Servidor Web HTTP (se recomienda al apache). Desarrollado para PHP versión 4.2.0 o superior, o 5.0.2 o superior con Zlib y apoyo de MySQL. (se recomienda PHP 4.3.0+). MySQL 3.23.x o superior, o 4.0.12 o superior, o 4.1.10 o superior, requeridos para el UTF-8 idioma apoyo. Una cuenta de usuario con base de datos o con herramientas para crearlas. Requiere un Navegador Web. Hace uso de muchos nuevos rasgos de HTML que sólo se apoyan en los navegadores de Web actuales. Es recomendable poner al día, las versiones actuales de Netscape 7+, FireFox 1+, Microsoft Internet Explorer 4+ u Ópera 5+, que trabajan bien con Atu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DejaVu Sans" svg:font-family="'DejaVu Sans'"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31T18:42:10.89</meta:creation-date>
    <dc:date>2013-08-16T20:33:20</dc:date>
    <meta:editing-duration>PT5H9M55S</meta:editing-duration>
    <meta:editing-cycles>27</meta:editing-cycles>
    <meta:generator>LibreOffice/4.0.2.2$Linux_x86 LibreOffice_project/400m0$Build-2</meta:generator>
    <dc:creator>warrior </dc:creator>
    <meta:document-statistic meta:table-count="0" meta:image-count="0" meta:object-count="0" meta:page-count="9" meta:paragraph-count="165" meta:word-count="2606" meta:character-count="18018" meta:non-whitespace-character-count="15529"/>
  </office:meta>
</office:document-meta>
</file>